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2pt" fo:language="ru" fo:country="RU"/>
    </style:style>
    <style:style style:name="T3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2pt"/>
    </style:style>
    <style:style style:name="T4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2pt"/>
    </style:style>
    <style:style style:name="T5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2pt" fo:language="ru" fo:country="RU"/>
    </style:style>
    <style:style style:name="T6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2pt"/>
    </style:style>
    <style:style style:name="T7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2pt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2pt"/>
    </style:style>
    <style:style style:name="P10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2pt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2pt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2pt"/>
    </style:style>
    <style:style style:name="T1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2pt" style:text-underline-type="single" style:text-underline-style="solid" style:text-underline-width="auto" style:text-underline-mode="continuous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25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</office:automatic-styles>
  <office:body>
    <office:text text:use-soft-page-breaks="true">
      <text:p text:style-name="P1"><text:span text:style-name="T2">17</text:span><text:span text:style-name="T3">.02</text:span><text:span text:style-name="T4">.202</text:span><text:span text:style-name="T5">2</text:span><text:span text:style-name="T6"><text:s/>р.</text:span></text:p>
      <text:p text:style-name="Standard"><text:span text:style-name="T7">Тема:</text:span><text:span text:style-name="T8"><text:s/></text:span><text:span text:style-name="T9"><text:s/>Електрична напруга.</text:span></text:p>
      <text:p text:style-name="P10">План уроку:</text:p>
      <text:p text:style-name="Standard"><text:span text:style-name="T11">1. Уважно опрацювати § 28: вивчити означення<text:s/></text:span><text:span text:style-name="T12">«електрична напруга»</text:span><text:span text:style-name="T13"><text:s/>- стор. 146; вивчити<text:s/></text:span><text:span text:style-name="T14">позначення електричної напруги, одиниці вимірювання, <text:s/></text:span><text:span text:style-name="T15">формулу для розрахунку електричної напруги</text:span><text:span text:style-name="T16"><text:s/>- стор. 146. <text:s/></text:span></text:p>
      <text:p text:style-name="Standard"><text:span text:style-name="T17">3. <text:s/>Перегляньт</text:span><text:span text:style-name="T18">е презентацію за посиланням та запишіть у зошити зразки розв'язування задач:<text:s/></text:span><text:a xlink:href="https://docs.google.com/presentation/d/1V21L3ANUvctEmwRKP_egSuPdhqRJrKFg/edit?usp=sharing&amp;ouid=118156380458410238258&amp;rtpof=true&amp;sd=true" office:target-frame-name="_top" xlink:show="replace"><text:span text:style-name="T19">https://docs.google.com/pr</text:span><text:span text:style-name="T20">esentation/d/1V21L3ANUvctEmwRKP_egSuPdhqRJrKFg/edit?usp=sharing&amp;ouid=118156380458410238258&amp;rtpof=true&amp;sd=true</text:span></text:a></text:p>
      <text:p text:style-name="Standard"><text:span text:style-name="T21">4. Перегляньте відео за посиланням:<text:s/></text:span><text:a xlink:href="https://youtu.be/7d4Zix7XFg4" office:target-frame-name="_top" xlink:show="replace"><text:span text:style-name="T22">https://youtu.be/7d4Zix7XFg4</text:span></text:a></text:p>
      <text:p text:style-name="Standard"><text:span text:style-name="T23">5. <text:s/>Дайте усні відповіді на контр</text:span><text:span text:style-name="T24">ольні запитання <text:s/>після § 28 (стор 149).</text:span></text:p>
      <text:p text:style-name="Standard"><text:span text:style-name="T25">6. <text:s/>Запишіть у зошитах конспект уроку:<text:s/></text:span><text:a xlink:href="https://drive.google.com/file/d/1axInlJziAOXua1eP6YUzMe6Uj_ps3-f5/view?usp=sharing" office:target-frame-name="_top" xlink:show="replace"><text:span text:style-name="T26">https://drive.google.com/file/d/1axInlJziAOXua1eP6YUzMe6Uj_ps3-f5/view?usp=sh</text:span><text:span text:style-name="T27">aring</text:span></text:a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fo:language="uk" fo:country="U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Tahoma" style:font-name-asian="Tahoma" fo:font-size="8pt" style:font-size-asian="8pt" style:font-size-complex="8pt" fo:hyphenate="false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 fo:language="uk" fo:country="U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XTreme.ws</meta:initial-creator>
    <dc:creator>Учень</dc:creator>
    <meta:creation-date>2021-01-19T23:24:00Z</meta:creation-date>
    <dc:date>2022-02-17T14:20:00Z</dc:date>
    <meta:template xlink:href="Normal" xlink:type="simple"/>
    <meta:editing-cycles>14</meta:editing-cycles>
    <meta:editing-duration>PT4260S</meta:editing-duration>
    <meta:user-defined meta:name="AppVersion">14.0000</meta:user-defined>
    <meta:user-defined meta:name="Company">XTreme.ws</meta:user-defined>
    <meta:document-statistic meta:page-count="1" meta:paragraph-count="2" meta:word-count="155" meta:character-count="1037" meta:row-count="7" meta:non-whitespace-character-count="884"/>
  </office:meta>
</office:document-meta>
</file>